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useBean.set_Class(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useBean.set_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useBean.jsp_useBean( String id , String scope , Stri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_useBea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use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useBean.jsp_us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useBean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